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b487" officeooo:paragraph-rsid="0000b487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3524c" style:font-size-asian="12pt"/>
    </style:style>
    <style:style style:name="P4" style:family="paragraph" style:parent-style-name="Standard">
      <style:text-properties style:use-window-font-color="true" loext:opacity="0%" style:font-name="Helvetica" fo:font-size="12pt" officeooo:rsid="0000b487" officeooo:paragraph-rsid="0000b487" style:font-size-asian="12pt"/>
    </style:style>
    <style:style style:name="P5" style:family="paragraph" style:parent-style-name="Standard">
      <style:text-properties style:use-window-font-color="true" loext:opacity="0%" style:font-name="Helvetica" fo:font-size="12pt" officeooo:rsid="0003524c" officeooo:paragraph-rsid="0003524c" style:font-size-asian="12pt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fo:background-color="#ffff00" style:font-size-asian="12pt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style:font-size-asian="12pt"/>
    </style:style>
    <style:style style:name="P8" style:family="paragraph" style:parent-style-name="Standard">
      <style:text-properties style:font-name="Helvetica1" officeooo:rsid="0003524c" officeooo:paragraph-rsid="0003524c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1b53a" style:font-size-asian="12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3524c" style:font-size-asian="12pt"/>
    </style:style>
    <style:style style:name="P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69a4d" style:font-size-asian="12pt"/>
    </style:style>
    <style:style style:name="P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80d01" style:font-size-asian="12pt"/>
    </style:style>
    <style:style style:name="P1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96223" style:font-size-asian="12pt"/>
    </style:style>
    <style:style style:name="P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cac55" style:font-size-asian="12pt"/>
    </style:style>
    <style:style style:name="P15" style:family="paragraph" style:parent-style-name="Standard">
      <style:text-properties style:use-window-font-color="true" loext:opacity="0%" style:font-name="Helvetica" fo:font-size="12pt" officeooo:rsid="0000b487" officeooo:paragraph-rsid="00080d01" style:font-size-asian="12pt"/>
    </style:style>
    <style:style style:name="P16" style:family="paragraph" style:parent-style-name="Standard">
      <style:text-properties style:use-window-font-color="true" loext:opacity="0%" style:font-name="Helvetica" fo:font-size="12pt" officeooo:rsid="0000b487" officeooo:paragraph-rsid="00096223" style:font-size-asian="12pt"/>
    </style:style>
    <style:style style:name="P17" style:family="paragraph" style:parent-style-name="Standard">
      <style:text-properties style:use-window-font-color="true" loext:opacity="0%" style:font-name="Helvetica" fo:font-size="12pt" officeooo:rsid="0000b487" officeooo:paragraph-rsid="000cac55" style:font-size-asian="12pt"/>
    </style:style>
    <style:style style:name="P18" style:family="paragraph" style:parent-style-name="Standard">
      <style:text-properties style:use-window-font-color="true" loext:opacity="0%" style:font-name="Helvetica" fo:font-size="12pt" officeooo:rsid="0003524c" officeooo:paragraph-rsid="00080d01" style:font-size-asian="12pt"/>
    </style:style>
    <style:style style:name="P19" style:family="paragraph" style:parent-style-name="Standard">
      <style:text-properties style:use-window-font-color="true" loext:opacity="0%" style:font-name="Helvetica" fo:font-size="12pt" officeooo:rsid="0003524c" officeooo:paragraph-rsid="00096223" style:font-size-asian="12pt"/>
    </style:style>
    <style:style style:name="P20" style:family="paragraph" style:parent-style-name="Standard">
      <style:text-properties style:use-window-font-color="true" loext:opacity="0%" style:font-name="Helvetica" fo:font-size="12pt" officeooo:rsid="0003524c" officeooo:paragraph-rsid="000cac55" style:font-size-asian="12pt"/>
    </style:style>
    <style:style style:name="P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80d01" fo:background-color="#ffff00" style:font-size-asian="12pt"/>
    </style:style>
    <style:style style:name="P2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96223" fo:background-color="#ffff00" style:font-size-asian="12pt"/>
    </style:style>
    <style:style style:name="P2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cac55" fo:background-color="#ffff00" style:font-size-asian="12pt"/>
    </style:style>
    <style:style style:name="P2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69a4d" style:font-size-asian="12pt"/>
    </style:style>
    <style:style style:name="P2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80d01" style:font-size-asian="12pt"/>
    </style:style>
    <style:style style:name="P2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96223" style:font-size-asian="12pt"/>
    </style:style>
    <style:style style:name="P2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cac55" style:font-size-asian="12pt"/>
    </style:style>
    <style:style style:name="T1" style:family="text">
      <style:text-properties fo:color="#158466" loext:opacity="100%"/>
    </style:style>
    <style:style style:name="T2" style:family="text">
      <style:text-properties fo:color="#158466" loext:opacity="100%" officeooo:rsid="000cac55"/>
    </style:style>
    <style:style style:name="T3" style:family="text">
      <style:text-properties officeooo:rsid="0003524c"/>
    </style:style>
    <style:style style:name="T4" style:family="text">
      <style:text-properties officeooo:rsid="00069a4d"/>
    </style:style>
    <style:style style:name="T5" style:family="text">
      <style:text-properties officeooo:rsid="00080d01"/>
    </style:style>
    <style:style style:name="T6" style:family="text">
      <style:text-properties officeooo:rsid="00096223"/>
    </style:style>
    <style:style style:name="T7" style:family="text">
      <style:text-properties officeooo:rsid="000cac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LEMA <text:span text:style-name="T4">4</text:span></text:p>
      <text:p text:style-name="P1"/>
      <text:p text:style-name="P6">ID: <text:span text:style-name="T4">Cargar Libros</text:span></text:p>
      <text:p text:style-name="P2"/>
      <text:p text:style-name="P3">TÍTULO: <text:span text:style-name="T3">Como </text:span><text:span text:style-name="T4">Bibliotecaria</text:span><text:span text:style-name="T3"> quiero </text:span><text:span text:style-name="T4">cargar un libro en el sistema de la biblioteca de la escuela para poder prestarlos eventualmente.</text:span><text:span text:style-name="T3"> </text:span></text:p>
      <text:p text:style-name="P3"/>
      <text:p text:style-name="P4">REGLAS DE NEGOCIO: </text:p>
      <text:p text:style-name="P5">-<text:span text:style-name="T4">Los libro no deben tener el mismo id</text:span></text:p>
      <text:p text:style-name="P4"/>
      <text:p text:style-name="P2">CRITERIOS DE ACEPTACIÓN: </text:p>
      <text:p text:style-name="P2"/>
      <text:p text:style-name="P7">Escenario 1: <text:span text:style-name="T4">Carga Exitosa</text:span></text:p>
      <text:p text:style-name="P3"><text:span text:style-name="T1">Dado</text:span> <text:span text:style-name="T4">que la bilbliotecaria asigno el id 1950 que no se encontraba en el sistema</text:span></text:p>
      <text:p text:style-name="P9"><text:span text:style-name="T1">Cuand</text:span>o <text:span text:style-name="T3">ingreso </text:span><text:span text:style-name="T4">el id 1950, el nombre del Libro “Las mil y una noches” y el autor “anonimo”,</text:span></text:p>
      <text:p text:style-name="P2"><text:span text:style-name="T1">Entonces</text:span> <text:span text:style-name="T4">el sistema informa a la bibliotecaria “El libro se cargo de manera exitosa”.</text:span></text:p>
      <text:p text:style-name="P24"/>
      <text:p text:style-name="P24">Escenario <text:span text:style-name="T4">2</text:span>: <text:span text:style-name="T4">Carga NO Exitosa por id repetido</text:span></text:p>
      <text:p text:style-name="P11"><text:span text:style-name="T1">Dado</text:span> <text:span text:style-name="T4">que la bilbliotecaria asigno el id 1950 que ya se encontraba en el sistema</text:span></text:p>
      <text:p text:style-name="P11"><text:span text:style-name="T1">Cuand</text:span>o <text:span text:style-name="T3">ingreso </text:span><text:span text:style-name="T4">el id 1950, el nombre del Libro “Las mil y una noches” y el autor “anonimo”,</text:span></text:p>
      <text:p text:style-name="P11"><text:span text:style-name="T1">Entonces</text:span> <text:span text:style-name="T4">el sistema informo a la bibliotecaria “El id ya se encuentra en el sistema, debe elegir otro”.</text:span></text:p>
      <text:p text:style-name="P3"/>
      <text:p text:style-name="P21">ID: <text:span text:style-name="T5">asociar alumno</text:span></text:p>
      <text:p text:style-name="P12"/>
      <text:p text:style-name="P12">TÍTULO: <text:span text:style-name="T3">Como </text:span><text:span text:style-name="T5">alumno del colegio me </text:span><text:span text:style-name="T3">quiero </text:span><text:span text:style-name="T5">asosiar a la biblioteca para poder sacar libros.</text:span></text:p>
      <text:p text:style-name="P12"/>
      <text:p text:style-name="P15">REGLAS DE NEGOCIO: </text:p>
      <text:p text:style-name="P18">-<text:span text:style-name="T5">debe presentar el dni</text:span></text:p>
      <text:p text:style-name="P15"/>
      <text:p text:style-name="P12">CRITERIOS DE ACEPTACIÓN: </text:p>
      <text:p text:style-name="P12"/>
      <text:p text:style-name="P25">Escenario 1: <text:span text:style-name="T5">Asociación</text:span><text:span text:style-name="T4"> Exitosa</text:span></text:p>
      <text:p text:style-name="P12"><text:span text:style-name="T1">Dado</text:span> <text:span text:style-name="T4">que </text:span><text:span text:style-name="T5">el alumno Juan Lluis Guerra presento el dni nº38012987 </text:span></text:p>
      <text:p text:style-name="P12"><text:span text:style-name="T1">Cuand</text:span>o <text:span text:style-name="T3">ingreso </text:span><text:span text:style-name="T4">el </text:span><text:span text:style-name="T5">dni 38012287</text:span><text:span text:style-name="T4">, </text:span><text:span text:style-name="T5">cargo el nombre y apellido Juan Luis Guerra</text:span></text:p>
      <text:p text:style-name="P12"><text:span text:style-name="T1">Entonces</text:span> <text:span text:style-name="T4">el sistema </text:span><text:span text:style-name="T5">imprimio un carnet con el numero de socio que el sistema le asigno.</text:span></text:p>
      <text:p text:style-name="P25"/>
      <text:p text:style-name="P25">Escenario 1: <text:span text:style-name="T5">Asociación</text:span><text:span text:style-name="T4"> </text:span><text:span text:style-name="T5">No </text:span><text:span text:style-name="T4">Exitosa </text:span><text:span text:style-name="T5">por falta de dni</text:span></text:p>
      <text:p text:style-name="P12"><text:span text:style-name="T1">Dado</text:span> <text:span text:style-name="T4">que </text:span><text:span text:style-name="T5">el alumno Alan Pasos no presento su dni</text:span></text:p>
      <text:p text:style-name="P12"><text:span text:style-name="T1">Cuand</text:span>o <text:span text:style-name="T3">ingreso </text:span><text:span text:style-name="T5">fue a cargar el nombre y apellido Alan Pasos </text:span></text:p>
      <text:p text:style-name="P12"><text:span text:style-name="T1">Entonces</text:span> <text:span text:style-name="T4">el sistema </text:span><text:span text:style-name="T5">le informo que “debera presentar previamente el dni para ser asociado”.</text:span></text:p>
      <text:p text:style-name="P12"/>
      <text:p text:style-name="P22">ID: <text:span text:style-name="T6">prestar libro</text:span></text:p>
      <text:p text:style-name="P13"/>
      <text:p text:style-name="P13">TÍTULO: <text:span text:style-name="T3">Como </text:span><text:span text:style-name="T6">bibliotecaria</text:span><text:span text:style-name="T5"> del colegio </text:span><text:span text:style-name="T3">quiero </text:span><text:span text:style-name="T6">prestar un libro para que lo lea un alumno.</text:span></text:p>
      <text:p text:style-name="P13"/>
      <text:p text:style-name="P16">REGLAS DE NEGOCIO: </text:p>
      <text:p text:style-name="P19">-<text:span text:style-name="T6">Los prestamos se realizan a socios habilitados (que no possean mas de 3 prestamos vigentes y no tengan prestamos vencidos).</text:span></text:p>
      <text:p text:style-name="P16"/>
      <text:p text:style-name="P13">CRITERIOS DE ACEPTACIÓN: </text:p>
      <text:p text:style-name="P13"/>
      <text:p text:style-name="P26">Escenario 1: <text:span text:style-name="T6">prestamo exitoso</text:span></text:p>
      <text:p text:style-name="P13"><text:span text:style-name="T1">Dado</text:span> <text:span text:style-name="T4">que </text:span><text:span text:style-name="T5">el alumno Juan Lluis Guerra </text:span><text:span text:style-name="T6">presenta solo 1 libro prestado y no posee vencimientos </text:span></text:p>
      <text:p text:style-name="P13"><text:soft-page-break/><text:span text:style-name="T1">Cuand</text:span>o <text:span text:style-name="T3">ingreso </text:span><text:span text:style-name="T6">al sistema de prestamos de libros y solicito el pedido del libro “Moby Dick”</text:span><text:span text:style-name="T4">, </text:span></text:p>
      <text:p text:style-name="P13"><text:span text:style-name="T1">Entonces</text:span> <text:span text:style-name="T4">el sistema </text:span><text:span text:style-name="T6">informo a traves de la pantalla “el prestamos fue consedido exitosamente”.</text:span></text:p>
      <text:p text:style-name="P13"/>
      <text:p text:style-name="P26">Escenario <text:span text:style-name="T6">2</text:span>: <text:span text:style-name="T6">prestamo <text:s/>No exitoso por esxceso de libros</text:span></text:p>
      <text:p text:style-name="P13"><text:span text:style-name="T1">Dado</text:span> <text:span text:style-name="T4">que </text:span><text:span text:style-name="T5">el alumno </text:span><text:span text:style-name="T6">asociado </text:span><text:span text:style-name="T5">Juan Lluis Guerra </text:span><text:span text:style-name="T6">presenta solo 4 libros prestados y no posee vencimientos </text:span></text:p>
      <text:p text:style-name="P13"><text:span text:style-name="T1">Cuand</text:span>o <text:span text:style-name="T3">ingreso </text:span><text:span text:style-name="T6">al sistema de prestamos de libros y solicito el pedido del libro “Moby Dick”</text:span><text:span text:style-name="T4">, </text:span></text:p>
      <text:p text:style-name="P13"><text:span text:style-name="T1">Entonces</text:span> <text:span text:style-name="T4">el sistema </text:span><text:span text:style-name="T6">informo a traves de la pantalla “el prestamos fue denegado ya posee el maximo de libros prestados al mismo tiempo”.</text:span></text:p>
      <text:p text:style-name="P13"/>
      <text:p text:style-name="P26">Escenario <text:span text:style-name="T6">3</text:span> : <text:span text:style-name="T6">prestamo No exitoso por vencimientos </text:span></text:p>
      <text:p text:style-name="P13"><text:span text:style-name="T1">Dado</text:span> <text:span text:style-name="T4">que </text:span><text:span text:style-name="T5">el alumno <text:s/></text:span><text:span text:style-name="T6">asociado </text:span><text:span text:style-name="T5">Juan Lluis Guerra </text:span><text:span text:style-name="T6">presenta solo 1 libro prestado y <text:s/>el mismo esta vencido </text:span></text:p>
      <text:p text:style-name="P13"><text:span text:style-name="T1">Cuand</text:span>o <text:span text:style-name="T3">ingreso </text:span><text:span text:style-name="T6">al sistema de prestamos de libros y solicito el pedido del libro “Moby Dick”</text:span><text:span text:style-name="T4">, </text:span></text:p>
      <text:p text:style-name="P13"><text:span text:style-name="T1">Entonces</text:span> <text:span text:style-name="T4">el sistema </text:span><text:span text:style-name="T6">informo a traves de la pantalla “el prestamo fue negado ya que posee un libro vencido”.</text:span></text:p>
      <text:p text:style-name="P13"/>
      <text:p text:style-name="P26">Escenario <text:span text:style-name="T6">4</text:span>: <text:span text:style-name="T6">prestamo no Exitoso por mal estado del libro</text:span></text:p>
      <text:p text:style-name="P13"><text:span text:style-name="T1">Dado</text:span> <text:span text:style-name="T4">que </text:span><text:span text:style-name="T5">el alumno Juan Lluis Guerra </text:span><text:span text:style-name="T6">presenta solo 1 libro prestado, no posee vencimientos y el libro se encuentra en mal estado</text:span></text:p>
      <text:p text:style-name="P13"><text:span text:style-name="T1">Cuand</text:span>o <text:span text:style-name="T3">ingreso </text:span><text:span text:style-name="T6">al sistema de prestamos de libros y solicito el pedido del libro “Moby Dick”</text:span><text:span text:style-name="T4">, </text:span></text:p>
      <text:p text:style-name="P13"><text:span text:style-name="T1">Entonces</text:span> <text:span text:style-name="T4">el sistema </text:span><text:span text:style-name="T6">informo a traves de la pantalla “el prestamo No fue consedido por mal estado de la unicdad”.</text:span></text:p>
      <text:p text:style-name="P13"/>
      <text:p text:style-name="P13"/>
      <text:p text:style-name="P23">ID: <text:span text:style-name="T7">devolver libro</text:span></text:p>
      <text:p text:style-name="P14"/>
      <text:p text:style-name="P14">TÍTULO: <text:span text:style-name="T7">como usuario quiero hacer la devolucion del libro para que no me suspendan en la biblioteeca.</text:span></text:p>
      <text:p text:style-name="P14"/>
      <text:p text:style-name="P17">REGLAS DE NEGOCIO: </text:p>
      <text:p text:style-name="P20">-<text:span text:style-name="T7">Si el prestamos se encuentra vencido, el usuario queda suspendido por 15 dias</text:span></text:p>
      <text:p text:style-name="P17"/>
      <text:p text:style-name="P14">CRITERIOS DE ACEPTACIÓN: </text:p>
      <text:p text:style-name="P14"/>
      <text:p text:style-name="P27">Escenario 1: <text:span text:style-name="T7">Devolucion exitosa sin penalidad</text:span></text:p>
      <text:p text:style-name="P14"><text:span text:style-name="T1">Dado</text:span> <text:span text:style-name="T7">Dado que la alumna Maria Carranza devuelve el libro “Relato de un Naufrago” el dia 15 de su prestamo</text:span></text:p>
      <text:p text:style-name="P14"><text:span text:style-name="T1">Cuand</text:span><text:span text:style-name="T2">o </text:span><text:span text:style-name="T3">ingres</text:span><text:span text:style-name="T7">a</text:span><text:span text:style-name="T3"> </text:span><text:span text:style-name="T6">al sistema de prestamos de libros </text:span><text:span text:style-name="T7">el id del mismo y se corrobora que no esta vencido</text:span><text:span text:style-name="T4"> </text:span></text:p>
      <text:p text:style-name="P14"><text:span text:style-name="T1">Entonces</text:span> <text:span text:style-name="T4">el sistema </text:span><text:span text:style-name="T6">informo a traves de la pantalla “el </text:span><text:span text:style-name="T7">libro fue devuelto</text:span><text:span text:style-name="T6"> exitosamente </text:span><text:span text:style-name="T7">sin penalidad</text:span><text:span text:style-name="T6">”.</text:span></text:p>
      <text:p text:style-name="P14"/>
      <text:p text:style-name="P27">Escenario 1: <text:span text:style-name="T7">Devolucion exitosa con penalidad</text:span></text:p>
      <text:p text:style-name="P14"><text:span text:style-name="T1">Dado</text:span> <text:span text:style-name="T7">Dado que la alumna Maria Carranza devuelve el libro “Relato de un Naufrago” el dia 16 de su prestamo</text:span></text:p>
      <text:p text:style-name="P14"><text:span text:style-name="T1">Cuand</text:span><text:span text:style-name="T2">o </text:span><text:span text:style-name="T3">ingres</text:span><text:span text:style-name="T7">a</text:span><text:span text:style-name="T3"> </text:span><text:span text:style-name="T6">al sistema de prestamos de libros </text:span><text:span text:style-name="T7">el id del mismo y se corrobora que <text:s/>esta vencido</text:span><text:span text:style-name="T4"> </text:span></text:p>
      <text:p text:style-name="P14"><text:span text:style-name="T1">Entonces</text:span> <text:span text:style-name="T4">el sistema </text:span><text:span text:style-name="T6">inform</text:span><text:span text:style-name="T7">a</text:span><text:span text:style-name="T6"> a traves de la pantalla “el </text:span><text:span text:style-name="T7">libro fue devuelto</text:span><text:span text:style-name="T6"> exitosamente </text:span><text:span text:style-name="T7">pero</text:span><text:span text:style-name="T6"> </text:span><text:span text:style-name="T7">con una <text:s/>suspension por 15 dias</text:span><text:span text:style-name="T6">”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3:14:47.759240662</meta:creation-date>
    <dc:date>2025-09-01T15:33:05.607154453</dc:date>
    <meta:editing-duration>PT3H18M58S</meta:editing-duration>
    <meta:editing-cycles>9</meta:editing-cycles>
    <meta:generator>LibreOffice/7.4.2.3$MacOSX_AARCH64 LibreOffice_project/382eef1f22670f7f4118c8c2dd222ec7ad009daf</meta:generator>
    <meta:document-statistic meta:table-count="0" meta:image-count="0" meta:object-count="0" meta:page-count="2" meta:paragraph-count="61" meta:word-count="719" meta:character-count="4199" meta:non-whitespace-character-count="3515"/>
  </office:meta>
</office:document-meta>
</file>